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8ad" officeooo:paragraph-rsid="001238ad"/>
    </style:style>
    <style:style style:name="P2" style:family="paragraph" style:parent-style-name="Standard">
      <style:text-properties officeooo:rsid="0013147a" officeooo:paragraph-rsid="0013147a"/>
    </style:style>
    <style:style style:name="P3" style:family="paragraph" style:parent-style-name="Standard">
      <style:text-properties officeooo:rsid="00141244" officeooo:paragraph-rsid="00141244"/>
    </style:style>
    <style:style style:name="P4" style:family="paragraph" style:parent-style-name="Standard">
      <style:text-properties officeooo:rsid="0016e303" officeooo:paragraph-rsid="0016e303"/>
    </style:style>
    <style:style style:name="P5" style:family="paragraph" style:parent-style-name="Standard">
      <style:text-properties officeooo:rsid="00183928" officeooo:paragraph-rsid="00183928"/>
    </style:style>
    <style:style style:name="P6" style:family="paragraph" style:parent-style-name="Standard">
      <style:text-properties officeooo:rsid="001a2a38" officeooo:paragraph-rsid="001a2a38"/>
    </style:style>
    <style:style style:name="P7" style:family="paragraph" style:parent-style-name="Standard">
      <style:text-properties officeooo:rsid="001bc68e" officeooo:paragraph-rsid="001bc68e"/>
    </style:style>
    <style:style style:name="P8" style:family="paragraph" style:parent-style-name="Standard">
      <style:text-properties officeooo:rsid="001f6365" officeooo:paragraph-rsid="001f6365"/>
    </style:style>
    <style:style style:name="P9" style:family="paragraph" style:parent-style-name="Standard">
      <style:text-properties officeooo:rsid="001f8642" officeooo:paragraph-rsid="001f8642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1c08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create a new github</text:p>
      <text:p text:style-name="P1"/>
      <text:p text:style-name="P1">create folder in github home</text:p>
      <text:p text:style-name="P1"/>
      <text:p text:style-name="P1">copy the address from code [github page]</text:p>
      <text:p text:style-name="P1"/>
      <text:p text:style-name="P1">open terminal and create folder in desktop for that </text:p>
      <text:p text:style-name="P1"/>
      <text:p text:style-name="P1">at terminal run</text:p>
      <text:p text:style-name="P1"/>
      <text:p text:style-name="P1">git clone <text:a xlink:type="simple" xlink:href="https://github.com/bcnrao2019/learn_tkinter.git" text:style-name="Internet_20_link" text:visited-style-name="Visited_20_Internet_20_Link">https://github.com/bcnrao2019/learn_tkinter.git</text:a> [this has to be pasted ]</text:p>
      <text:p text:style-name="P1"/>
      <text:p text:style-name="P2"/>
      <text:p text:style-name="P2">for creating branch, </text:p>
      <text:p text:style-name="P2"/>
      <text:p text:style-name="P2">open a terminal in vscode and enter</text:p>
      <text:p text:style-name="P2"/>
      <text:p text:style-name="P2">git branch : to know where are we standing</text:p>
      <text:p text:style-name="P2"/>
      <text:p text:style-name="P2">it will show </text:p>
      <text:p text:style-name="P2">* main [if you are in main]</text:p>
      <text:p text:style-name="P2"/>
      <text:p text:style-name="P2">use command</text:p>
      <text:p text:style-name="P2">git branch [name of the branch] for creating a branch</text:p>
      <text:p text:style-name="P2"/>
      <text:p text:style-name="P3">use following command to switch to the branch you want</text:p>
      <text:p text:style-name="P3"/>
      <text:p text:style-name="P3">git switch [name of the branch]</text:p>
      <text:p text:style-name="P3"/>
      <text:p text:style-name="P3">git branch will show the active branch in green color and with asteric mark.</text:p>
      <text:p text:style-name="P3"/>
      <text:p text:style-name="P3">* <text:span text:style-name="T1">copy_code</text:span></text:p>
      <text:p text:style-name="P3"><text:s text:c="2"/>main</text:p>
      <text:p text:style-name="P3"/>
      <text:p text:style-name="P3"/>
      <text:p text:style-name="P4">in source center, there are three dots, there go to branch --&gt; publish branch</text:p>
      <text:p text:style-name="P4"/>
      <text:p text:style-name="P4">on github page, press refresh to see the branch</text:p>
      <text:p text:style-name="P4"/>
      <text:p text:style-name="P5">it is not good practice to make changes from main branch..</text:p>
      <text:p text:style-name="P6">that is only for final code</text:p>
      <text:p text:style-name="P6"/>
      <text:p text:style-name="P7">in case this mistage is done, go to terminal and</text:p>
      <text:p text:style-name="P7"/>
      <text:p text:style-name="P7">git pull origin main</text:p>
      <text:p text:style-name="P7"/>
      <text:p text:style-name="P7">this will <text:span text:style-name="T2">apply changes done to the file in main to the one in branch</text:span></text:p>
      <text:p text:style-name="P8">[this is not a good practice, so avoid such blunder]</text:p>
      <text:p text:style-name="P8"/>
      <text:p text:style-name="P9">after that, one push is required to have this change registered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9:58:06.174717311</meta:creation-date>
    <dc:date>2021-09-10T20:29:34.193242079</dc:date>
    <meta:editing-duration>PT21M1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03" meta:character-count="1081" meta:non-whitespace-character-count="901"/>
  </office:meta>
</office:document-meta>
</file>